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" style:family="paragraph" style:parent-style-name="Standard">
      <style:text-properties officeooo:rsid="00187a94" officeooo:paragraph-rsid="00187a94"/>
    </style:style>
    <style:style style:name="P3" style:family="paragraph" style:parent-style-name="Standard" style:list-style-name="L2">
      <style:text-properties officeooo:rsid="0019e403" officeooo:paragraph-rsid="0019e403"/>
    </style:style>
    <style:style style:name="P4" style:family="paragraph" style:parent-style-name="Standard" style:list-style-name="L2">
      <style:text-properties officeooo:rsid="001bf2da" officeooo:paragraph-rsid="001bf2da"/>
    </style:style>
    <style:style style:name="P5" style:family="paragraph" style:parent-style-name="Standard">
      <style:text-properties officeooo:rsid="001bf2da" officeooo:paragraph-rsid="001bf2da"/>
    </style:style>
    <style:style style:name="P6" style:family="paragraph" style:parent-style-name="Standard">
      <style:text-properties officeooo:rsid="001d3362" officeooo:paragraph-rsid="001d3362"/>
    </style:style>
    <style:style style:name="P7" style:family="paragraph" style:parent-style-name="Standard" style:list-style-name="L3">
      <style:text-properties officeooo:rsid="001d3362" officeooo:paragraph-rsid="001d3362"/>
    </style:style>
    <style:style style:name="P8" style:family="paragraph" style:parent-style-name="Standard">
      <style:text-properties officeooo:rsid="001d3362" officeooo:paragraph-rsid="001e26fa"/>
    </style:style>
    <style:style style:name="P9" style:family="paragraph" style:parent-style-name="Standard" style:list-style-name="L4">
      <style:text-properties officeooo:rsid="001d3362" officeooo:paragraph-rsid="001e26fa"/>
    </style:style>
    <style:style style:name="P10" style:family="paragraph" style:parent-style-name="Heading_20_1">
      <style:text-properties officeooo:rsid="00226ec6" officeooo:paragraph-rsid="00226ec6"/>
    </style:style>
    <style:style style:name="P11" style:family="paragraph" style:parent-style-name="Heading_20_1" style:master-page-name="">
      <style:paragraph-properties style:page-number="auto" fo:break-before="page"/>
    </style:style>
    <style:style style:name="P12" style:family="paragraph" style:parent-style-name="Text_20_body">
      <style:text-properties officeooo:paragraph-rsid="00226ec6"/>
    </style:style>
    <style:style style:name="P13" style:family="paragraph" style:parent-style-name="Text_20_body" style:list-style-name="L5">
      <style:text-properties officeooo:paragraph-rsid="00226ec6"/>
    </style:style>
    <style:style style:name="P14" style:family="paragraph" style:parent-style-name="Text_20_body">
      <style:text-properties officeooo:rsid="00237ee2" officeooo:paragraph-rsid="0023c055"/>
    </style:style>
    <style:style style:name="P15" style:family="paragraph" style:parent-style-name="Text_20_body">
      <style:text-properties officeooo:rsid="0023c055" officeooo:paragraph-rsid="0023c055"/>
    </style:style>
    <style:style style:name="P16" style:family="paragraph" style:parent-style-name="Text_20_body">
      <style:text-properties officeooo:rsid="00247eb8" officeooo:paragraph-rsid="00255c74"/>
    </style:style>
    <style:style style:name="P17" style:family="paragraph" style:parent-style-name="Text_20_body">
      <style:text-properties officeooo:rsid="00258214" officeooo:paragraph-rsid="0027505d"/>
    </style:style>
    <style:style style:name="P18" style:family="paragraph" style:parent-style-name="Text_20_body">
      <style:text-properties fo:color="#ce181e" officeooo:rsid="0027877c" officeooo:paragraph-rsid="0027877c"/>
    </style:style>
    <style:style style:name="P19" style:family="paragraph" style:parent-style-name="Heading_20_2">
      <style:text-properties officeooo:paragraph-rsid="00226ec6"/>
    </style:style>
    <style:style style:name="P2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190a30"/>
    </style:style>
    <style:style style:name="T2" style:family="text">
      <style:text-properties officeooo:rsid="001b037f"/>
    </style:style>
    <style:style style:name="T3" style:family="text">
      <style:text-properties officeooo:rsid="001e26fa"/>
    </style:style>
    <style:style style:name="T4" style:family="text">
      <style:text-properties officeooo:rsid="001eddc9"/>
    </style:style>
    <style:style style:name="T5" style:family="text">
      <style:text-properties officeooo:rsid="001fc1f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69443" style:font-style-asian="italic" style:font-style-complex="italic"/>
    </style:style>
    <style:style style:name="T8" style:family="text">
      <style:text-properties fo:font-style="italic" officeooo:rsid="0027505d" style:font-style-asian="italic" style:font-style-complex="italic"/>
    </style:style>
    <style:style style:name="T9" style:family="text">
      <style:text-properties officeooo:rsid="0023c055"/>
    </style:style>
    <style:style style:name="T10" style:family="text">
      <style:text-properties officeooo:rsid="00255c74"/>
    </style:style>
    <style:style style:name="T11" style:family="text">
      <style:text-properties officeooo:rsid="00269443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27505d" style:font-style-asian="normal" style:font-style-complex="normal"/>
    </style:style>
    <style:style style:name="T14" style:family="text">
      <style:text-properties fo:font-style="normal" officeooo:rsid="0027877c" style:font-style-asian="normal" style:font-style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0"><text:a xlink:type="simple" xlink:href="#__RefHeading___Toc109_2625822167" text:style-name="Index_20_Link" text:visited-style-name="Index_20_Link">Summary<text:tab/>2</text:a></text:p>
          <text:p text:style-name="P20"><text:a xlink:type="simple" xlink:href="#__RefHeading___Toc111_2625822167" text:style-name="Index_20_Link" text:visited-style-name="Index_20_Link">Roles<text:tab/>2</text:a></text:p>
          <text:p text:style-name="P1"><text:a xlink:type="simple" xlink:href="#__RefHeading___Toc113_2625822167" text:style-name="Index_20_Link" text:visited-style-name="Index_20_Link">ETH-Paid hotspot provider (</text:a><text:a xlink:type="simple" xlink:href="#__RefHeading___Toc113_2625822167" text:style-name="Index_20_Link" text:visited-style-name="Index_20_Link"><text:span text:style-name="T6">E-Php</text:span></text:a><text:a xlink:type="simple" xlink:href="#__RefHeading___Toc113_2625822167" text:style-name="Index_20_Link" text:visited-style-name="Index_20_Link">)<text:tab/>2</text:a></text:p>
          <text:p text:style-name="P1"><text:a xlink:type="simple" xlink:href="#__RefHeading___Toc115_2625822167" text:style-name="Index_20_Link" text:visited-style-name="Index_20_Link">hotspot handler (</text:a><text:a xlink:type="simple" xlink:href="#__RefHeading___Toc115_2625822167" text:style-name="Index_20_Link" text:visited-style-name="Index_20_Link"><text:span text:style-name="T6">hh</text:span></text:a><text:a xlink:type="simple" xlink:href="#__RefHeading___Toc115_2625822167" text:style-name="Index_20_Link" text:visited-style-name="Index_20_Link">)<text:tab/>3</text:a></text:p>
        </text:index-body>
      </text:table-of-content>
      <text:h text:style-name="P11" text:outline-level="1"><text:bookmark-start text:name="__RefHeading___Toc109_2625822167"/>Summary<text:bookmark-end text:name="__RefHeading___Toc109_2625822167"/></text:h>
      <text:p text:style-name="P2"/>
      <text:p text:style-name="P2">“ETH-Paid internet access” <text:span text:style-name="T1">brings together:</text:span></text:p>
      <text:list xml:id="list1826680928" text:style-name="L2">
        <text:list-item>
          <text:p text:style-name="P3">Ethereum holders willing to take advantage of their balances in daily <text:span text:style-name="T2">life</text:span>, e.g. <text:span text:style-name="T2">in order to gain premium internet access.</text:span></text:p>
        </text:list-item>
        <text:list-item>
          <text:p text:style-name="P4">Organizations that are interested in offering internet access points to ethereum holders.</text:p>
        </text:list-item>
      </text:list>
      <text:p text:style-name="P5"/>
      <text:p text:style-name="P6">Advantages of the use of crypto assets as payment method are intended to be:</text:p>
      <text:list xml:id="list3607848572" text:style-name="L3">
        <text:list-item>
          <text:p text:style-name="P7">ETH-Paid hotspot provider targets the growing ETH holders community as customers.</text:p>
        </text:list-item>
        <text:list-item>
          <text:p text:style-name="P7">Allows foreigners in transit to enjoy Internet Access while saving them the costs and the complexity linked to cross currency payments.</text:p>
        </text:list-item>
        <text:list-item>
          <text:p text:style-name="P7">Avoids Internet Service Providers the complex management of roaming.</text:p>
        </text:list-item>
        <text:list-item>
          <text:p text:style-name="P7">Avoid users of the concerns linked to the understanding of the roaming rules currently in place.</text:p>
        </text:list-item>
      </text:list>
      <text:p text:style-name="P6"/>
      <text:p text:style-name="P8">Advantages of the use of <text:span text:style-name="T3">an Ethereum smart contract </text:span>are intended to be:</text:p>
      <text:list xml:id="list1238375717" text:style-name="L4">
        <text:list-item>
          <text:p text:style-name="P9">Service therms and conditions are clear and publicly accessible.</text:p>
        </text:list-item>
        <text:list-item>
          <text:p text:style-name="P9">The provider hasn’t got the chance of alter or distort the rules.</text:p>
        </text:list-item>
        <text:list-item>
          <text:p text:style-name="P9">Due to the stake schema that the contract puts in place, user knows for sure that provider will do his best in order to reach agreed service level, <text:span text:style-name="T4">and</text:span>, when not possible, will free the funds <text:span text:style-name="T5">or tokens </text:span>that user previously paid.</text:p>
        </text:list-item>
      </text:list>
      <text:p text:style-name="P6"/>
      <text:p text:style-name="P6"/>
      <text:h text:style-name="P10" text:outline-level="1"><text:bookmark-start text:name="__RefHeading___Toc111_2625822167"/>Roles<text:bookmark-end text:name="__RefHeading___Toc111_2625822167"/></text:h>
      <text:h text:style-name="Heading_20_2" text:outline-level="2"><text:bookmark-start text:name="__RefHeading___Toc113_2625822167"/>ETH-Paid hotspot provider (<text:span text:style-name="T6">E-Php</text:span>)<text:bookmark-end text:name="__RefHeading___Toc113_2625822167"/></text:h>
      <text:p text:style-name="P12">Organization willing to offer a hotspot (WiFi) service.</text:p>
      <text:p text:style-name="P12">Accepted payment methods will be both Ethereum (ETH) and Internet Access Token (IAT).</text:p>
      <text:p text:style-name="P12">Service will be provided in areas owned by the Organization, or areas where the Organization has been granted permission to offer this service.</text:p>
      <text:p text:style-name="P12">Potentially interested organizations:</text:p>
      <text:list xml:id="list2416503828" text:style-name="L5">
        <text:list-item>
          <text:p text:style-name="P13">City councils</text:p>
        </text:list-item>
        <text:list-item>
          <text:p text:style-name="P13">Financial district councils</text:p>
        </text:list-item>
        <text:list-item>
          <text:p text:style-name="P13">Trade fairs</text:p>
        </text:list-item>
        <text:list-item>
          <text:p text:style-name="P13">Airport lounges</text:p>
        </text:list-item>
        <text:list-item>
          <text:p text:style-name="P13">Co-workings</text:p>
        </text:list-item>
        <text:list-item>
          <text:p text:style-name="P13">Campuses</text:p>
        </text:list-item>
        <text:list-item>
          <text:p text:style-name="P13">Cruise lines</text:p>
        </text:list-item>
        <text:list-item>
          <text:p text:style-name="P13">Malls</text:p>
        </text:list-item>
        <text:list-item>
          <text:p text:style-name="P13">Tourist Info Centers</text:p>
        </text:list-item>
      </text:list>
      <text:h text:style-name="P19" text:outline-level="2"><text:bookmark-start text:name="__RefHeading___Toc115_2625822167"/><text:soft-page-break/>hotspot handler (<text:span text:style-name="T6">hh</text:span>)<text:bookmark-end text:name="__RefHeading___Toc115_2625822167"/></text:h>
      <text:p text:style-name="P12">Smart-Contract owner (depending on the scheme).</text:p>
      <text:p text:style-name="P14">In charge of the <text:span text:style-name="T9">hotspot </text:span>installation <text:span text:style-name="T9">and configuration.</text:span></text:p>
      <text:p text:style-name="P17">“<text:span text:style-name="T7">hh</text:span><text:span text:style-name="T11">” </text:span>holds an agreement with “<text:span text:style-name="T6">E-Php”</text:span> setting up their business relationship. <text:span text:style-name="T11">It would be presumably a conventional contract (off-chain), which main goal is to set the compensation </text:span>“<text:span text:style-name="T6">E-Php”</text:span><text:span text:style-name="T12"> </text:span><text:span text:style-name="T13">will receive in exchange of delivering to “</text:span><text:span text:style-name="T8">hh</text:span><text:span text:style-name="T13">”:</text:span></text:p>
      <text:p text:style-name="P17"><text:span text:style-name="T13">1) permission and </text:span><text:span text:style-name="T14">location </text:span><text:span text:style-name="T13">to perform his activity,</text:span></text:p>
      <text:p text:style-name="P17"><text:span text:style-name="T13">2) internet access</text:span></text:p>
      <text:p text:style-name="P18">Nota Lluis G 02/07/2019: en una solución más ambiciosa, la relación entre E-Php y hh también se podría meter en el smart-contract.</text:p>
      <text:p text:style-name="P15">The hotspot is implemented over a Raspberry Pi.</text:p>
      <text:p text:style-name="P16">Raspberry Pi serves both WiFi signal and a captive portal that is in practice a WebApp in charge <text:span text:style-name="T10">of <text:s text:c="2"/>the Ethereum (or Token) payment. </text:span></text:p>
      <text:p text:style-name="P16"><text:span text:style-name="T10">Raspberry Pi device will ensure that connected devices that haven’t paid yet, have restricted internet access, addressed exclusively to the payment related communications, -those handled by the captive port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9T18:01:55.805643247</meta:creation-date>
    <dc:date>2019-07-02T20:26:47.423765046</dc:date>
    <meta:editing-duration>PT3H41M31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3" meta:paragraph-count="43" meta:word-count="435" meta:character-count="2681" meta:non-whitespace-character-count="2304"/>
  </office:meta>
</office:document-meta>
</file>